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, Helvetica, sans-serif"/>
    <style:font-face style:name="Linux Libertine" svg:font-family="'Linux Libertine', Georgia, Times, serif"/>
    <style:font-face style:name="Mangal2" svg:font-family="Mangal"/>
    <style:font-face style:name="OpenSymbol" svg:font-family="OpenSymbol, 'Arial Unicode MS'"/>
    <style:font-face style:name="Times New Roman1" svg:font-family="'Times New Roman'"/>
    <style:font-face style:name="Courier New" svg:font-family="'Courier New'" style:font-family-generic="modern"/>
    <style:font-face style:name="Mangal" svg:font-family="Mangal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fo:font-size="14pt" style:font-size-asian="14pt" style:font-size-complex="14pt"/>
    </style:style>
    <style:style style:name="P2" style:family="paragraph" style:parent-style-name="Standard">
      <style:paragraph-properties fo:line-height="150%" fo:text-align="justify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line-height="150%" fo:text-align="justify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line-height="150%" fo:text-align="justify" style:justify-single-word="false"/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line-height="150%" fo:text-align="justify" style:justify-single-word="false"/>
    </style:style>
    <style:style style:name="P6" style:family="paragraph" style:parent-style-name="Standard">
      <style:paragraph-properties fo:line-height="150%" fo:text-align="justify" style:justify-single-word="false"/>
      <style:text-properties fo:font-weight="bold"/>
    </style:style>
    <style:style style:name="P7" style:family="paragraph" style:parent-style-name="Standard">
      <style:paragraph-properties fo:line-height="150%"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8" style:family="paragraph" style:parent-style-name="Standard">
      <style:paragraph-properties fo:line-height="150%" fo:text-align="justify" style:justify-single-word="false"/>
      <style:text-properties fo:color="#000000" style:text-outline="false" style:text-line-through-style="none" style:font-name="Times New Roman" fo:font-size="14pt" fo:language="ru" fo:country="RU" fo:font-style="normal" fo:text-shadow="none" style:text-underline-style="none" fo:font-weight="normal" style:font-name-asian="Albany" style:font-size-asian="14pt" style:font-style-asian="normal" style:font-weight-asian="normal" style:font-name-complex="Albany" style:font-size-complex="14pt" style:font-style-complex="normal" style:font-weight-complex="normal"/>
    </style:style>
    <style:style style:name="P9" style:family="paragraph" style:parent-style-name="Standard">
      <style:paragraph-properties fo:line-height="150%" fo:text-align="justify" style:justify-single-word="false"/>
      <style:text-properties fo:font-weight="normal" style:font-weight-asian="normal" style:font-weight-complex="normal"/>
    </style:style>
    <style:style style:name="P10" style:family="paragraph" style:parent-style-name="Standard" style:list-style-name="L1">
      <style:paragraph-properties fo:line-height="150%" fo:text-align="justify" style:justify-single-word="false"/>
    </style:style>
    <style:style style:name="P11" style:family="paragraph" style:parent-style-name="Standard" style:list-style-name="L2">
      <style:paragraph-properties fo:line-height="150%" fo:text-align="justify" style:justify-single-word="false"/>
    </style:style>
    <style:style style:name="P12" style:family="paragraph" style:parent-style-name="Standard" style:list-style-name="L3">
      <style:paragraph-properties fo:line-height="150%" fo:text-align="justify" style:justify-single-word="false"/>
    </style:style>
    <style:style style:name="P13" style:family="paragraph" style:parent-style-name="Standard" style:list-style-name="L1">
      <style:paragraph-properties fo:line-height="150%" fo:text-align="justify" style:justify-single-word="false"/>
      <style:text-properties fo:color="#000000" style:text-outline="false" style:text-line-through-style="none" style:font-name="Times New Roman" fo:font-size="14pt" fo:language="ru" fo:country="RU" fo:font-style="normal" fo:text-shadow="none" style:text-underline-style="none" fo:font-weight="normal" style:font-name-asian="Albany" style:font-size-asian="14pt" style:font-style-asian="normal" style:font-weight-asian="normal" style:font-name-complex="Albany" style:font-size-complex="14pt" style:font-style-complex="normal" style:font-weight-complex="normal"/>
    </style:style>
    <style:style style:name="P14" style:family="paragraph" style:parent-style-name="Standard" style:list-style-name="L2">
      <style:paragraph-properties fo:line-height="150%" fo:text-align="justify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15" style:family="paragraph" style:parent-style-name="Standard" style:list-style-name="L3">
      <style:paragraph-properties fo:line-height="150%" fo:text-align="justify" style:justify-single-word="false"/>
      <style:text-properties fo:font-size="14pt" style:font-size-asian="14pt" style:font-size-complex="14pt"/>
    </style:style>
    <style:style style:name="T1" style:family="text">
      <style:text-properties fo:language="ru" fo:country="RU"/>
    </style:style>
    <style:style style:name="T2" style:family="text">
      <style:text-properties fo:color="#000000" style:text-outline="false" style:text-line-through-style="none" style:font-name="Times New Roman" fo:font-size="14pt" fo:language="ru" fo:country="RU" fo:font-style="normal" fo:text-shadow="none" style:text-underline-style="none" fo:font-weight="normal" style:font-name-asian="Albany" style:font-size-asian="14pt" style:font-style-asian="normal" style:font-weight-asian="normal" style:font-name-complex="Albany" style:font-size-complex="14pt" style:font-style-complex="normal" style:font-weight-complex="normal"/>
    </style:style>
    <style:style style:name="T3" style:family="text">
      <style:text-properties fo:color="#000000" style:text-outline="false" style:text-line-through-style="none" style:font-name="Times New Roman" fo:font-size="14pt" fo:language="ru" fo:country="RU" fo:font-style="normal" fo:text-shadow="none" style:text-underline-style="none" fo:font-weight="bold" style:font-name-asian="Albany" style:font-size-asian="14pt" style:font-style-asian="normal" style:font-weight-asian="bold" style:font-name-complex="Albany" style:font-size-complex="14pt" style:font-style-complex="normal" style:font-weight-complex="bol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style:font-size-asian="14pt" style:font-weight-asian="bold" style:font-size-complex="14pt" style:font-weight-complex="bold"/>
    </style:style>
    <style:style style:name="T6" style:family="text">
      <style:text-properties fo:font-size="14pt" fo:language="ru" fo:country="RU" style:font-size-asian="14pt" style:font-size-complex="14pt"/>
    </style:style>
    <style:style style:name="T7" style:family="text">
      <style:text-properties fo:font-size="14pt" fo:language="ru" fo:country="RU" style:font-size-asian="14pt" style:font-weight-asian="bold" style:font-size-complex="14pt" style:font-weight-complex="bold"/>
    </style:style>
    <style:style style:name="T8" style:family="text"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T9" style:family="text"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T10" style:family="text">
      <style:text-properties fo:font-size="14pt" fo:font-weight="bold" style:font-size-asian="14pt" style:font-weight-asian="bold" style:font-size-complex="14pt" style:font-weight-complex="bold"/>
    </style:style>
    <style:style style:name="T11" style:family="text">
      <style:text-properties fo:font-size="14pt" fo:font-weight="normal" style:font-size-asian="14pt" style:font-weight-asian="normal" style:font-size-complex="14pt" style:font-weight-complex="normal"/>
    </style:style>
    <style:style style:name="T12" style:family="text">
      <style:text-properties fo:font-size="14pt" fo:language="en" fo:country="US" style:font-size-asian="14pt" style:font-size-complex="14pt"/>
    </style:style>
    <style:style style:name="T13" style:family="text"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T14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style:font-name="Times New Roman"/>
    </style:style>
    <style:style style:name="T18" style:family="text">
      <style:text-properties style:font-name="Times New Roman" fo:font-size="14pt" fo:language="ru" fo:country="RU" fo:font-weight="normal" style:font-size-asian="14pt" style:font-weight-asian="normal" style:font-size-complex="14pt" style:font-weight-complex="normal"/>
    </style:style>
    <style:style style:name="T19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20" style:family="text">
      <style:text-properties style:font-name="Times New Roman" fo:font-size="14pt" style:font-size-asian="14pt" style:font-size-complex="14pt"/>
    </style:style>
    <style:style style:name="T21" style:family="text">
      <style:text-properties style:font-name="Times New Roman" fo:font-style="normal" style:font-style-asian="normal" style:font-name-complex="Times New Roman"/>
    </style:style>
    <style:style style:name="T22" style:family="text">
      <style:text-properties style:font-name="Times New Roman" fo:font-style="normal" fo:font-weight="bold" style:font-style-asian="normal" style:font-weight-asian="bold" style:font-name-complex="Times New Roman"/>
    </style:style>
    <style:style style:name="T23" style:family="text">
      <style:text-properties style:font-name="Times New Roman" fo:font-weight="normal" style:font-weight-asian="normal" style:font-weight-complex="normal"/>
    </style:style>
    <style:style style:name="T24" style:family="text">
      <style:text-properties style:font-name="Times New Roman" fo:language="ru" fo:country="RU" fo:font-weight="normal" style:font-weight-asian="normal" style:font-weight-complex="normal"/>
    </style:style>
    <style:style style:name="T25" style:family="text">
      <style:text-properties style:font-name="Times New Roman" fo:font-weight="bold" style:font-weight-asian="bold" style:font-weight-complex="bold"/>
    </style:style>
    <style:style style:name="T26" style:family="text">
      <style:text-properties fo:font-variant="normal" fo:text-transform="none" fo:color="#000000" style:font-name="Linux Libertine" fo:font-size="14pt" fo:letter-spacing="normal" fo:language="ru" fo:country="RU" fo:font-style="normal" style:font-size-asian="14pt" style:font-size-complex="14pt"/>
    </style:style>
    <style:style style:name="T27" style:family="text"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T28" style:family="text">
      <style:text-properties fo:font-variant="normal" fo:text-transform="none" fo:color="#000000" style:font-name="Times New Roman" fo:font-size="14pt" fo:letter-spacing="normal" fo:font-style="normal" fo:font-weight="normal" style:font-size-asian="14pt" style:font-weight-asian="normal" style:font-size-complex="14pt" style:font-weight-complex="normal"/>
    </style:style>
    <style:style style:name="T29" style:family="text">
      <style:text-properties fo:font-variant="normal" fo:text-transform="none" fo:color="#000000" style:font-name="Times New Roman1" fo:font-size="14pt" fo:letter-spacing="normal" fo:font-style="normal" fo:font-weight="normal" style:font-weight-asian="normal" style:font-weight-complex="normal"/>
    </style:style>
    <style:style style:name="T30" style:family="text">
      <style:text-properties fo:font-variant="normal" fo:text-transform="none" fo:color="#000000" style:text-outline="false" style:text-line-through-style="none" style:font-name="Times New Roman" fo:font-size="14pt" fo:letter-spacing="normal" fo:language="ru" fo:country="RU" fo:font-style="normal" fo:text-shadow="none" style:text-underline-style="none" fo:font-weight="normal" style:font-name-asian="Albany" style:font-size-asian="14pt" style:font-style-asian="normal" style:font-weight-asian="normal" style:font-name-complex="Albany" style:font-size-complex="14pt" style:font-style-complex="normal" style:font-weight-complex="normal"/>
    </style:style>
    <style:style style:name="T31" style:family="text">
      <style:text-properties fo:font-variant="normal" fo:text-transform="none" style:font-name="Times New Roman" fo:letter-spacing="normal"/>
    </style:style>
    <style:style style:name="T32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Доклад</text:p>
      <text:p text:style-name="P1"/>
      <text:p text:style-name="P1"><text:span text:style-name="T15">(с1)</text:span><text:tab/>Уважаемые <text:span text:style-name="T1">присутствующие</text:span>, вашему вниманию представлен доклад на тему: «Разработка программного обеспеч<text:span text:style-name="T32">е</text:span>ния по автоматизации учёта изъятого имущества и вещественных доказательств», являющейся промежуточным результатом выполняемой работы.</text:p>
      <text:p text:style-name="P1"><text:span text:style-name="T15">(с2)</text:span><text:tab/>Проект выполняется по заявке <text:span text:style-name="T1">Следственного Управления Следственного комитета Российской Федерации по Алтайскому краю</text:span>, чем обусловлена его актуальность.</text:p>
      <text:p text:style-name="P1"><text:span text:style-name="T15">(с3)</text:span><text:tab/>Целью работы является обеспеч<text:span text:style-name="T32">е</text:span>ние оперативности и полноты регистрации информации об изъятом имуществе и вещественных доказательствах в производстве уголовных дел, путем использования автоматизированного рабочего места (АРМ) Оперуполномоченного.</text:p>
      <text:p text:style-name="P1"><text:span text:style-name="T21"><text:tab/>В рамках данной работы, были поставлены задачи, представленные на слайде </text:span><text:span text:style-name="T22">№3</text:span><text:span text:style-name="T21">.</text:span></text:p>
      <text:p text:style-name="P5"><text:span text:style-name="T4"><text:tab/>В рамках данного проекта требуется спроектировать и реализовать базу данных и программное обеспеч</text:span><text:span text:style-name="T14">е</text:span><text:span text:style-name="T4">ние АРМ оперуполномоченного, осуществляющего регистрацию первичных учётных документов, в которых отображаются сведения об изъятом имуществе и вещественных доказательствах. </text:span></text:p>
      <text:p text:style-name="P5"><text:span text:style-name="T10"><text:tab/>(перейти к слайду №4)</text:span><text:span text:style-name="T4"> Составление процессуальных документов <text:s/>предусмотренными статьями УПК РФ, указанными на слайде №4. АРМ должен предусматривать автоматизацию формирования соответствующих процессуальных документов и одноврем</text:span><text:span text:style-name="T14">е</text:span><text:span text:style-name="T4">нную их регистрацию в базу данных. Предусматривается занесение информации в режиме реального времени на ноутбук с дальнейшей выгрузкой базы данных на сервер информационной системы по учёту движения изъятого имущества и вещественных доказательств.</text:span></text:p>
      <text:p text:style-name="P5"><text:span text:style-name="T4"><text:tab/>Исходя из сказанного, можно заключить, что база данных разрабатываемого АРМ является составной частью базы данных системы в </text:span><text:soft-page-break/><text:span text:style-name="T4">целом. При этом основными сущностями исследуемой предметной области </text:span><text:span text:style-name="T4">являются атрибуты соответствующих процессуальных документов.</text:span></text:p>
      <text:p text:style-name="P5"><text:span text:style-name="T10"><text:tab/></text:span><text:span text:style-name="T11">Изъятие вещей и документов следователь или дознаватель на различных этапах расследования фиксирует в </text:span><text:span text:style-name="T18">п</text:span><text:span text:style-name="T2">ротоколе осмотра места происшествия, протоколе обыска </text:span><text:span text:style-name="T6">(выемки) </text:span><text:span text:style-name="T2">и других протоколах, в которых предусмотрено изъятие вещей и (или) документов.</text:span></text:p>
      <text:p text:style-name="P8"><text:tab/>Возбуждение уголовного дела может произойти только при наличие достаточных поводов и доказательств (статья 140 УПК РФ), после этого <text:s/>изъятое имущество полностью или частично становится вещественным доказательством. Это должно найти отражение в базе данных.</text:p>
      <text:p text:style-name="P5"><text:span text:style-name="T10">(с5)</text:span><text:span text:style-name="T4"><text:tab/>На слайде №5 приведен список основных процессуальных документов, которые используются в рамках АРМ в качестве первичных документов. На основе анализа структуры названных документов разработан проект базы данных, а также пользовательский интерфейс, для ввода / вывода всей необходимой информации. Это: </text:span></text:p>
      <text:list xml:id="list1840518489149891717" text:style-name="L1">
        <text:list-item>
          <text:p text:style-name="P10"><text:span text:style-name="T10">Протокол</text:span><text:span text:style-name="T4"> </text:span><text:span text:style-name="T10">осмотра места происшествия</text:span><text:span text:style-name="T4"> - составляется следователем (дознавателем) после прибытия </text:span><text:span text:style-name="T11">на место происшествия.</text:span></text:p>
        </text:list-item>
        <text:list-item>
          <text:p text:style-name="P10"><text:span text:style-name="T10">Протокол задержания подозреваемого</text:span><text:span text:style-name="T11"> — </text:span><text:span text:style-name="T19">составляется п</text:span><text:span text:style-name="T28">осле доставления подозреваемого в орган дознания или к следователю.</text:span></text:p>
        </text:list-item>
        <text:list-item>
          <text:p text:style-name="P10"><text:span text:style-name="T3">Протокол лич</text:span><text:span text:style-name="T3">ного обыска</text:span><text:span text:style-name="T2"> — составляется, при личном досмотре подозреваемого при наличие достаточных оснований полагать, что у </text:span><text:span text:style-name="T30">подозреваемого</text:span><text:span text:style-name="T2"> <text:s/>находятся предметы, документы, ценности, имеющие значение для уголовного дела.</text:span></text:p>
        </text:list-item>
        <text:list-item>
          <text:p text:style-name="P10"><text:span text:style-name="T3">Протокол осмотра местности, жилища, иного помещения</text:span><text:span text:style-name="T2"> — составляется при производстве осмотра, </text:span><text:span text:style-name="T30">в целях обнаружения следов преступления, выяснения других обстоятельств, имеющих значение для уголовного дела.</text:span></text:p>
        </text:list-item>
        <text:list-item>
          <text:p text:style-name="P10"><text:span text:style-name="T3">Протокол</text:span><text:span text:style-name="T3"> обыска</text:span><text:span text:style-name="T2"> (выемки) - составляется при производстве обыска при наличие достаточных оснований </text:span><text:span text:style-name="T30">полагать, что в каком-либо месте или у какого-либо лица могут находиться орудия, оборудования или иные </text:span><text:soft-page-break/><text:span text:style-name="T30">средства совершения преступления, предметы, документы и ценности, которые могут иметь значение для уголовного дела</text:span><text:span text:style-name="T2"> </text:span></text:p>
        </text:list-item>
        <text:list-item>
          <text:p text:style-name="P13"><text:span text:style-name="T25">Постановление о производстве </text:span><text:span text:style-name="T15">обыска</text:span> (выемки) - это разрешение на производство обыска (выемки), при наличие достаточных оснований полагать,<text:span text:style-name="T31"> что в каком-либо месте или у какого-либо лица могут находиться орудия, оборудования или иные средства совершения преступления, предметы, документы и ценности, которые могут иметь значение для уголовного дела</text:span><text:span text:style-name="T17"> </text:span></text:p>
        </text:list-item>
      </text:list>
      <text:p text:style-name="P6"><text:span text:style-name="T5">(с6)<text:tab/></text:span><text:span text:style-name="T8">Основные сущности предметной области представлены на слайде </text:span><text:span text:style-name="T7">№6</text:span><text:span text:style-name="T8">.</text:span><text:span text:style-name="T7"> </text:span></text:p>
      <text:list xml:id="list6466291131467084848" text:style-name="L2">
        <text:list-item>
          <text:p text:style-name="P14">Уполномоченный — это лицо, которое составляет протоколы, производит осмотры, обыски и т. д.</text:p>
        </text:list-item>
        <text:list-item>
          <text:p text:style-name="P11"><text:span text:style-name="T11">Специалист — </text:span><text:span text:style-name="T27">лицо, обладающее специальными знаниями, привлекаемое к участию в процессуальных действиях для содействия в обнаружении, закреплении и изъятии предметов и документов, применении технических средств в исследовании материалов уголовного дела</text:span><text:span text:style-name="T20"> </text:span></text:p>
        </text:list-item>
        <text:list-item>
          <text:p text:style-name="P11"><text:span text:style-name="T19">Адвокат — </text:span><text:span text:style-name="T27">лицо, осуществляющее защиту прав и интересов подозреваемых и обвиняемых и оказывающее им юридическую помощь при производстве по уголовному делу.</text:span><text:span text:style-name="T20"> </text:span></text:p>
        </text:list-item>
        <text:list-item>
          <text:p text:style-name="P11"><text:span text:style-name="T19">Понятой — в статье 170 </text:span><text:span text:style-name="T19">УПК РФ указано, что любые </text:span><text:span text:style-name="T27">следственные действия производятся с участием не менее двух понятых, которые вызываются для удостоверения факта производства следственного действия, его хода и результатов.</text:span></text:p>
        </text:list-item>
      </text:list>
      <text:p text:style-name="P2"><text:span text:style-name="T17">(с7)</text:span><text:span text:style-name="T23"><text:tab/>Состав некоторых</text:span><text:span text:style-name="T24"> таблиц базы данных представлен на слайде №7. </text:span><text:span text:style-name="T23">Создание отдельной таблиц</text:span><text:span text:style-name="T16">ы базы данных для каждого протокола нецелесообразна из — за дублирования большинства полей, вследствие чего <text:s/>было принято решение об объединении всех протоколов в одну таблицу, однако при создании протокола, пользователь выбирает нужный протокол и в соответствии с его выбором генерируется пользовательский интерфейс, а значит скрытые поля таблицы останутся пустыми. Но данный факт не как не отразится на целостности и корректности данных.</text:span></text:p>
      <text:p text:style-name="P3"><text:soft-page-break/><text:tab/>Каждый первичный документ, создаваемый в рамках АРМ, связан либо с номером соответствующего материала или с номером уголовного дела, что нашло отражения в базе данных. </text:p>
      <text:p text:style-name="P2">(с8)<text:span text:style-name="T16"><text:tab/>Остановимся на примерах справочниках нормативно — справочной информации. Специфическими справочниками из числа приведённых являются: справочник освещённости, погодных условий, материалов упаковки вещественных доказательств. Наличие этих справочников в БД позволит при </text:span><text:span text:style-name="T16">заполнении протокола выбрать значение соответствующих реквизитов, </text:span><text:span text:style-name="T16">достаточно точно отражающих результаты осмотра и изъятия и одновременно являющихся значимыми на этапе предварительного расследования.</text:span></text:p>
      <text:p text:style-name="P5"><text:span text:style-name="T10">(с9)</text:span><text:span text:style-name="T11"><text:tab/>Обратимся к слайду №9, на котором представлена м</text:span><text:span text:style-name="T29">одель "сущность-связь". </text:span><text:span text:style-name="T4">Она определяет значения данных в контексте их взаимосвязи с другими данными. </text:span></text:p>
      <text:p text:style-name="P5"><text:span text:style-name="T4"><text:tab/>Формирование базы данных осуществляется в программном продукте (</text:span><text:span text:style-name="T10">слайд 10</text:span><text:span text:style-name="T4">), который позволяет:</text:span></text:p>
      <text:list xml:id="list3449442127529146580" text:style-name="L3">
        <text:list-item>
          <text:p text:style-name="P15">добавлять / удалять / редактировать объекты базы данных;</text:p>
        </text:list-item>
        <text:list-item>
          <text:p text:style-name="P15">осуществляет живой поиск по базе данных;</text:p>
        </text:list-item>
        <text:list-item>
          <text:p text:style-name="P12"><text:span text:style-name="T4">формирование отчётов в формате *.</text:span><text:span text:style-name="T12">docx</text:span></text:p>
        </text:list-item>
      </text:list>
      <text:p text:style-name="P5"><text:span text:style-name="T13">(c11)</text:span><text:span text:style-name="T12"><text:tab/></text:span><text:span text:style-name="T6">Структура ПО представлена на слайде №11</text:span></text:p>
      <text:p text:style-name="P5"><text:span text:style-name="T9">(с12)</text:span><text:span text:style-name="T6"><text:tab/>Обратимся к слайду 12, на котором приведены примеры экранных форм. </text:span></text:p>
      <text:p text:style-name="P9"><text:span text:style-name="T6"><text:tab/>Первая редакция программного приложения написано на языке программирования С</text:span><text:span text:style-name="T12">#,</text:span><text:span text:style-name="T6"> </text:span><text:span text:style-name="T12">Microsoft Visual Studio 2012 Express edition </text:span><text:span text:style-name="T6">с использованием технологии </text:span><text:span text:style-name="T12">Windows Form. </text:span><text:span text:style-name="T6">Использование </text:span><text:span text:style-name="T12">Microsoft Visual Studio </text:span><text:span text:style-name="T6">обусловлено тем, что в лицензионном соглашении прописано, что приложения, написанные с помощью данного программного продукта, могут использоваться в коммерческих целях, а именно их можно подорвать, дарить, но нельзя сдавать в аренду. В качестве СУБД выбрана </text:span><text:span text:style-name="T12">MySQL, </text:span><text:span text:style-name="T6">так как она распространяется по </text:span><text:span text:style-name="T12">GNU GPL </text:span><text:span text:style-name="T6">(</text:span><text:bookmark text:name="firstHeading"/><text:span text:style-name="T26">General Public License</text:span><text:span text:style-name="T6">)</text:span><text:span text:style-name="T12"> </text:span><text:span text:style-name="T6">лицензии.</text:span></text:p>
      <text:p text:style-name="P4">В настоящее время работа над проектом продолжается.</text:p>
      <text:p text:style-name="P5"><text:span text:style-name="T9">(с13)</text:span><text:span text:style-name="T6"><text:tab/>Спасибо за внимание!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, Helvetica, sans-serif"/>
    <style:font-face style:name="Linux Libertine" svg:font-family="'Linux Libertine', Georgia, Times, serif"/>
    <style:font-face style:name="Mangal2" svg:font-family="Mangal"/>
    <style:font-face style:name="OpenSymbol" svg:font-family="OpenSymbol, 'Arial Unicode MS'"/>
    <style:font-face style:name="Times New Roman1" svg:font-family="'Times New Roman'"/>
    <style:font-face style:name="Courier New" svg:font-family="'Courier New'" style:font-family-generic="modern"/>
    <style:font-face style:name="Mangal" svg:font-family="Mangal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/>
    </style:style>
    <style:style style:name="_3f__3f__3f__3f__3f__3f__3f_" style:display-name="???????" style:family="paragraph">
      <style:paragraph-properties fo:margin="100%"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Mangal" fo:font-size="18pt" fo:font-style="normal" fo:text-shadow="none" style:text-underline-style="none" fo:font-weight="normal" style:letter-kerning="true" style:font-name-asian="Mangal" style:font-size-asian="18pt" style:font-style-asian="normal" style:font-weight-asian="normal" style:font-name-complex="Mangal" style:font-size-complex="18pt" style:font-style-complex="normal" style:font-weight-complex="normal" style:text-emphasize="none" style:text-overline-style="none" style:text-overline-color="font-color"/>
    </style:style>
    <style:style style:name="_3f__3f__3f__3f__3f__3f__20__3f__3f__20__3f__3f__3f__3f__3f__3f__3f__3f_" style:display-name="?????? ?? ????????" style:family="paragraph" style:parent-style-name="_3f__3f__3f__3f__3f__3f__3f_"/>
    <style:style style:name="_3f__3f__3f__3f__3f__3f__20__3f__20__3f__3f__3f__3f__3f_" style:display-name="?????? ? ?????" style:family="paragraph" style:parent-style-name="_3f__3f__3f__3f__3f__3f__3f_"/>
    <style:style style:name="_3f__3f__3f__3f__3f__3f__20__3f__3f__3f__20__3f__3f__3f__3f__3f__3f__3f_" style:display-name="?????? ??? ???????" style:family="paragraph" style:parent-style-name="_3f__3f__3f__3f__3f__3f__3f_"/>
    <style:style style:name="_3f__3f__3f__3f__3f__3f__20__3f__3f__3f__20__3f__3f__3f__3f__3f__3f__3f__20__3f__20__3f__3f__3f__3f__3f__3f__3f_" style:display-name="?????? ??? ??????? ? ???????" style:family="paragraph" style:parent-style-name="_3f__3f__3f__3f__3f__3f__3f_"/>
    <style:style style:name="_3f__3f__3f__3f__3f_" style:display-name="?????" style:family="paragraph" style:parent-style-name="_3f__3f__3f__3f__3f__3f__3f_"/>
    <style:style style:name="_3f__3f__3f__3f__3f__3f__3f__3f__20__3f__3f__3f__3f__3f_" style:display-name="???????? ?????" style:family="paragraph" style:parent-style-name="_3f__3f__3f__3f__3f__3f__3f_"/>
    <style:style style:name="_3f__3f__3f__3f__3f__3f__3f__3f__3f__3f__3f__3f__20__3f__3f__3f__3f__3f__3f__20__3f__3f__20__3f__3f__3f__3f__3f__3f_" style:display-name="???????????? ?????? ?? ??????" style:family="paragraph" style:parent-style-name="_3f__3f__3f__3f__3f__3f__3f_">
      <style:paragraph-properties fo:text-align="start" style:justify-single-word="false"/>
    </style:style>
    <style:style style:name="_3f__3f__3f__3f__3f__3f__20__3f__3f__3f__3f__3f__3f__20__3f__20__3f__3f__3f__3f__3f__3f__3f__3f_" style:display-name="?????? ?????? ? ????????" style:family="paragraph" style:parent-style-name="_3f__3f__3f__3f__3f__3f__3f_">
      <style:paragraph-properties fo:margin="100%" fo:margin-left="0cm" fo:margin-right="0cm" fo:margin-top="0cm" fo:margin-bottom="0cm" fo:text-indent="0.6cm" style:auto-text-indent="false"/>
    </style:style>
    <style:style style:name="_3f__3f__3f__3f__3f__3f__3f__3f_" style:display-name="????????" style:family="paragraph" style:parent-style-name="_3f__3f__3f__3f__3f__3f__3f_"/>
    <style:style style:name="_3f__3f__3f__3f__3f__3f__3f__3f__20_1" style:display-name="???????? 1" style:family="paragraph" style:parent-style-name="_3f__3f__3f__3f__3f__3f__3f_">
      <style:paragraph-properties fo:text-align="center" style:justify-single-word="false"/>
    </style:style>
    <style:style style:name="_3f__3f__3f__3f__3f__3f__3f__3f__20_2" style:display-name="???????? 2" style:family="paragraph" style:parent-style-name="_3f__3f__3f__3f__3f__3f__3f_">
      <style:paragraph-properties fo:margin="100%" fo:margin-left="0cm" fo:margin-right="0.199cm" fo:margin-top="0.101cm" fo:margin-bottom="0.101cm" fo:text-align="center" style:justify-single-word="false" fo:text-indent="0cm" style:auto-text-indent="false"/>
    </style:style>
    <style:style style:name="_3f__3f__3f__3f__3f__3f__3f__3f__3f_" style:display-name="?????????" style:family="paragraph" style:parent-style-name="_3f__3f__3f__3f__3f__3f__3f_">
      <style:paragraph-properties fo:margin-top="0.42cm" fo:margin-bottom="0.21cm"/>
    </style:style>
    <style:style style:name="_3f__3f__3f__3f__3f__3f__3f__3f__3f__20_1" style:display-name="????????? 1" style:family="paragraph" style:parent-style-name="_3f__3f__3f__3f__3f__3f__3f_">
      <style:paragraph-properties fo:margin-top="0.42cm" fo:margin-bottom="0.21cm"/>
    </style:style>
    <style:style style:name="_3f__3f__3f__3f__3f__3f__3f__3f__3f__20_2" style:display-name="????????? 2" style:family="paragraph" style:parent-style-name="_3f__3f__3f__3f__3f__3f__3f_">
      <style:paragraph-properties fo:margin-top="0.42cm" fo:margin-bottom="0.21cm"/>
    </style:style>
    <style:style style:name="_3f__3f__3f__3f__3f__3f__3f__3f__3f__20__3f__3f__3f__3f__3f_" style:display-name="????????? ?????" style:family="paragraph" style:parent-style-name="_3f__3f__3f__3f__3f__3f__3f_"/>
    <style:style style:name="_3f__3f__3f__3f__3f__3f__3f__7e_LT_7e_Gliederung_20_1" style:display-name="???????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Mangal" fo:font-size="32pt" fo:font-style="normal" fo:text-shadow="none" style:text-underline-style="none" fo:font-weight="normal" style:letter-kerning="true" style:font-name-asian="Mangal" style:font-size-asian="32pt" style:font-style-asian="normal" style:font-weight-asian="normal" style:font-name-complex="Mangal" style:font-size-complex="32pt" style:font-style-complex="normal" style:font-weight-complex="normal" style:text-emphasize="none" style:text-overline-style="none" style:text-overline-color="font-color"/>
    </style:style>
    <style:style style:name="_3f__3f__3f__3f__3f__3f__3f__7e_LT_7e_Gliederung_20_2" style:display-name="???????~LT~Gliederung 2" style:family="paragraph" style:parent-style-name="_3f__3f__3f__3f__3f__3f__3f__7e_LT_7e_Gliederung_20_1">
      <style:paragraph-properties fo:margin-top="0cm" fo:margin-bottom="0.4cm"/>
      <style:text-properties fo:font-size="28pt" style:font-size-asian="28pt" style:font-size-complex="28pt"/>
    </style:style>
    <style:style style:name="_3f__3f__3f__3f__3f__3f__3f__7e_LT_7e_Gliederung_20_3" style:display-name="???????~LT~Gliederung 3" style:family="paragraph" style:parent-style-name="_3f__3f__3f__3f__3f__3f__3f__7e_LT_7e_Gliederung_20_2">
      <style:paragraph-properties fo:margin-top="0cm" fo:margin-bottom="0.3cm"/>
      <style:text-properties fo:font-size="24pt" style:font-size-asian="24pt" style:font-size-complex="24pt"/>
    </style:style>
    <style:style style:name="_3f__3f__3f__3f__3f__3f__3f__7e_LT_7e_Gliederung_20_4" style:display-name="???????~LT~Gliederung 4" style:family="paragraph" style:parent-style-name="_3f__3f__3f__3f__3f__3f__3f__7e_LT_7e_Gliederung_20_3">
      <style:paragraph-properties fo:margin-top="0cm" fo:margin-bottom="0.199cm"/>
      <style:text-properties fo:font-size="20pt" style:font-size-asian="20pt" style:font-size-complex="20pt"/>
    </style:style>
    <style:style style:name="_3f__3f__3f__3f__3f__3f__3f__7e_LT_7e_Gliederung_20_5" style:display-name="???????~LT~Gliederung 5" style:family="paragraph" style:parent-style-name="_3f__3f__3f__3f__3f__3f__3f__7e_LT_7e_Gliederung_20_4">
      <style:paragraph-properties fo:margin-top="0cm" fo:margin-bottom="0.101cm"/>
    </style:style>
    <style:style style:name="_3f__3f__3f__3f__3f__3f__3f__7e_LT_7e_Gliederung_20_6" style:display-name="???????~LT~Gliederung 6" style:family="paragraph" style:parent-style-name="_3f__3f__3f__3f__3f__3f__3f__7e_LT_7e_Gliederung_20_5"/>
    <style:style style:name="_3f__3f__3f__3f__3f__3f__3f__7e_LT_7e_Gliederung_20_7" style:display-name="???????~LT~Gliederung 7" style:family="paragraph" style:parent-style-name="_3f__3f__3f__3f__3f__3f__3f__7e_LT_7e_Gliederung_20_6"/>
    <style:style style:name="_3f__3f__3f__3f__3f__3f__3f__7e_LT_7e_Gliederung_20_8" style:display-name="???????~LT~Gliederung 8" style:family="paragraph" style:parent-style-name="_3f__3f__3f__3f__3f__3f__3f__7e_LT_7e_Gliederung_20_7"/>
    <style:style style:name="_3f__3f__3f__3f__3f__3f__3f__7e_LT_7e_Gliederung_20_9" style:display-name="???????~LT~Gliederung 9" style:family="paragraph" style:parent-style-name="_3f__3f__3f__3f__3f__3f__3f__7e_LT_7e_Gliederung_20_8"/>
    <style:style style:name="_3f__3f__3f__3f__3f__3f__3f__7e_LT_7e_Titel" style:display-name="???????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Mangal" fo:font-size="44pt" fo:font-style="normal" fo:text-shadow="none" style:text-underline-style="none" fo:font-weight="normal" style:letter-kerning="true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_3f__3f__3f__3f__3f__3f__3f__7e_LT_7e_Untertitel" style:display-name="???????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Mangal" fo:font-size="32pt" fo:font-style="normal" fo:text-shadow="none" style:text-underline-style="none" fo:font-weight="normal" style:letter-kerning="true" style:font-name-asian="Mangal" style:font-size-asian="32pt" style:font-style-asian="normal" style:font-weight-asian="normal" style:font-name-complex="Mangal" style:font-size-complex="32pt" style:font-style-complex="normal" style:font-weight-complex="normal" style:text-emphasize="none" style:text-overline-style="none" style:text-overline-color="font-color"/>
    </style:style>
    <style:style style:name="_3f__3f__3f__3f__3f__3f__3f__7e_LT_7e_Notizen" style:display-name="???????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Mangal" fo:font-size="20pt" fo:font-style="normal" fo:text-shadow="none" style:text-underline-style="none" fo:font-weight="normal" style:letter-kerning="true" style:font-name-asian="Mangal" style:font-size-asian="20pt" style:font-style-asian="normal" style:font-weight-asian="normal" style:font-name-complex="Mangal" style:font-size-complex="20pt" style:font-style-complex="normal" style:font-weight-complex="normal" style:text-emphasize="none" style:text-overline-style="none" style:text-overline-color="font-color"/>
    </style:style>
    <style:style style:name="_3f__3f__3f__3f__3f__3f__3f__7e_LT_7e_Hintergrundobjekte" style:display-name="???????~LT~Hintergrundobjekte" style:family="paragraph">
      <style:paragraph-properties style:text-autospace="none"/>
      <style:text-properties style:letter-kerning="true"/>
    </style:style>
    <style:style style:name="_3f__3f__3f__3f__3f__3f__3f__7e_LT_7e_Hintergrund" style:display-name="???????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="100%"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Mangal" fo:font-size="18pt" style:letter-kerning="true" style:font-name-asian="Mangal" style:font-size-asian="18pt" style:font-name-complex="Mangal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_3f__3f__3f__3f__3f__3f__3f__3f__3f_" style:display-name="WW-?????????" style:family="paragraph">
      <style:paragraph-properties fo:text-align="center" style:justify-single-word="false" style:text-autospace="none"/>
      <style:text-properties fo:color="#333333" style:text-outline="false" style:text-line-through-style="none" style:font-name="Albany" fo:font-size="24pt" fo:font-style="normal" fo:text-shadow="none" style:text-underline-style="none" fo:font-weight="bold" style:font-name-asian="Albany" style:font-size-asian="24pt" style:font-style-asian="normal" style:font-weight-asian="bold" style:font-name-complex="Albany" style:font-size-complex="24pt" style:font-style-complex="normal" style:font-weight-complex="bold"/>
    </style:style>
    <style:style style:name="_3f__3f__3f__3f__3f__3f__3f__3f__3f__3f__3f__3f_" style:display-name="????????????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000000" style:text-outline="false" style:text-line-through-style="none" style:font-name="Thorndale" fo:font-size="24pt" fo:font-style="normal" fo:text-shadow="none" style:text-underline-style="none" fo:font-weight="normal" style:font-name-asian="Thorndale" style:font-size-asian="24pt" style:font-style-asian="normal" style:font-weight-asian="normal" style:font-name-complex="Thorndale" style:font-size-complex="24pt" style:font-style-complex="normal" style:font-weight-complex="normal"/>
    </style:style>
    <style:style style:name="_3f__3f__3f__3f__3f__3f__3f__20__3f__3f__3f__3f_" style:display-name="??????? ????" style:family="paragraph">
      <style:paragraph-properties style:text-autospace="none"/>
      <style:text-properties style:font-name="Thorndale" style:font-name-asian="Thorndale" style:font-name-complex="Thorndale"/>
    </style:style>
    <style:style style:name="_3f__3f__3f_" style:display-name="???" style:family="paragraph">
      <style:paragraph-properties style:text-autospace="none"/>
    </style:style>
    <style:style style:name="_3f__3f__3f__3f__3f__3f__3f__3f__3f__3f_" style:display-name="??????????" style:family="paragraph">
      <style:paragraph-properties style:text-autospace="none"/>
      <style:text-properties fo:color="#000000" style:text-outline="false" style:text-line-through-style="none" style:font-name="Thorndale" fo:font-size="24pt" fo:font-style="normal" fo:text-shadow="none" style:text-underline-style="none" fo:font-weight="normal" style:font-name-asian="Thorndale" style:font-size-asian="24pt" style:font-style-asian="normal" style:font-weight-asian="normal" style:font-name-complex="Thorndale" style:font-size-complex="24pt" style:font-style-complex="normal" style:font-weight-complex="normal"/>
    </style:style>
    <style:style style:name="WW-_3f__3f__3f__3f__3f__3f__3f__3f__3f__20_1" style:display-name="WW-????????? 1" style:family="paragraph">
      <style:paragraph-properties fo:margin="100%" fo:margin-left="0cm" fo:margin-right="0cm" fo:margin-top="0cm" fo:margin-bottom="0cm" fo:text-align="start" style:justify-single-word="false" fo:text-indent="0cm" style:auto-text-indent="false" style:text-autospace="none"/>
      <style:text-properties fo:color="#000000" style:text-outline="false" style:text-line-through-style="none" style:font-name="Albany" fo:font-size="24pt" fo:font-style="normal" fo:text-shadow="none" style:text-underline-style="none" fo:font-weight="normal" style:font-name-asian="Albany" style:font-size-asian="24pt" style:font-style-asian="normal" style:font-weight-asian="normal" style:font-name-complex="Albany" style:font-size-complex="24pt" style:font-style-complex="normal" style:font-weight-complex="normal"/>
    </style:style>
    <style:style style:name="WW-_3f__3f__3f__3f__3f__3f__3f__3f__3f__20_2" style:display-name="WW-????????? 2" style:family="paragraph" style:parent-style-name="WW-_3f__3f__3f__3f__3f__3f__3f__3f__3f__20_1">
      <style:paragraph-properties fo:margin="100%" fo:margin-left="0cm" fo:margin-right="0cm" fo:margin-top="0cm" fo:margin-bottom="0cm" fo:text-align="start" style:justify-single-word="false" fo:text-indent="-0.801cm" style:auto-text-indent="false">
        <style:tab-stops/>
      </style:paragraph-properties>
      <style:text-properties style:use-window-font-color="true" style:font-name="Mangal" fo:font-size="32pt" style:letter-kerning="true" style:font-name-asian="Mangal" style:font-size-asian="32pt" style:font-name-complex="Mangal" style:font-size-complex="32pt" style:text-emphasize="none" style:text-overline-style="none" style:text-overline-color="font-color"/>
    </style:style>
    <style:style style:name="_3f__3f__3f__3f__3f__3f__3f__3f__3f__20_3" style:display-name="????????? 3" style:family="paragraph" style:parent-style-name="WW-_3f__3f__3f__3f__3f__3f__3f__3f__3f__20_2">
      <style:paragraph-properties fo:margin="100%" fo:margin-left="0cm" fo:margin-right="0cm" fo:margin-top="0cm" fo:margin-bottom="0cm" fo:text-indent="-0.6cm" style:auto-text-indent="false">
        <style:tab-stops/>
      </style:paragraph-properties>
      <style:text-properties fo:font-size="28pt" style:font-size-asian="28pt" style:font-size-complex="28pt"/>
    </style:style>
    <style:style style:name="_3f__3f__3f__3f__3f__3f__3f__3f__3f__20_4" style:display-name="????????? 4" style:family="paragraph" style:parent-style-name="_3f__3f__3f__3f__3f__3f__3f__3f__3f__20_3">
      <style:text-properties fo:font-size="24pt" style:font-size-asian="24pt" style:font-size-complex="24pt"/>
    </style:style>
    <style:style style:name="_3f__3f__3f__3f__3f__3f__3f__3f__3f__20_5" style:display-name="????????? 5" style:family="paragraph" style:parent-style-name="_3f__3f__3f__3f__3f__3f__3f__3f__3f__20_4">
      <style:text-properties fo:font-size="20pt" style:font-size-asian="20pt" style:font-size-complex="20pt"/>
    </style:style>
    <style:style style:name="_3f__3f__3f__3f__3f__3f__3f__3f__3f__20_6" style:display-name="????????? 6" style:family="paragraph" style:parent-style-name="_3f__3f__3f__3f__3f__3f__3f__3f__3f__20_5"/>
    <style:style style:name="_3f__3f__3f__3f__3f__3f__3f__3f__3f__20_7" style:display-name="????????? 7" style:family="paragraph" style:parent-style-name="_3f__3f__3f__3f__3f__3f__3f__3f__3f__20_6"/>
    <style:style style:name="_3f__3f__3f__3f__3f__3f__3f__3f__3f__20_8" style:display-name="????????? 8" style:family="paragraph" style:parent-style-name="_3f__3f__3f__3f__3f__3f__3f__3f__3f__20_7"/>
    <style:style style:name="_3f__3f__3f__3f__3f__3f__3f__3f__3f__20_9" style:display-name="????????? 9" style:family="paragraph" style:parent-style-name="_3f__3f__3f__3f__3f__3f__3f__3f__3f__20_8"/>
    <style:style style:name="WW-_3f__3f__3f__3f__3f__3f__3f_" style:display-name="WW-???????" style:family="paragraph">
      <style:paragraph-properties style:text-autospace="none"/>
      <style:text-properties fo:font-size="12pt" style:font-size-asian="12pt" style:font-size-complex="12pt"/>
    </style:style>
    <style:style style:name="_3f__3f__3f__3f__3f__20__3f__3f__3f__3f__3f__3f__3f__20__3f__3f__3f__3f__20__3f__3f__3f__3f_" style:display-name="????? ??????? ???? ????" style:family="paragraph">
      <style:paragraph-properties fo:margin="100%" fo:margin-left="0cm" fo:margin-right="0cm" fo:margin-top="0cm" fo:margin-bottom="0cm" fo:line-height="150%" fo:text-indent="2.203cm" style:auto-text-indent="false" style:text-autospace="none"/>
      <style:text-properties style:font-name="Times New Roman" fo:font-size="12pt" style:font-name-asian="Times New Roman" style:font-size-asian="12pt" style:font-name-complex="Times New Roman" style:font-size-complex="12pt"/>
    </style:style>
    <style:style style:name="_3f__3f__3f__3f__3f__3f__3f__20__3f__3f__3f__3f__3f__3f_" style:display-name="??????? ??????" style:family="paragraph">
      <style:paragraph-properties style:text-autospace="none"/>
      <style:text-properties style:font-name="OpenSymbol" style:font-name-asian="OpenSymbol" style:font-name-complex="OpenSymbol"/>
    </style:style>
    <style:style style:name="ListLabel_20_1" style:display-name="ListLabel 1" style:family="paragraph">
      <style:paragraph-properties style:text-autospace="none"/>
      <style:text-properties style:text-underline-style="none"/>
    </style:style>
    <style:style style:name="lyt-cool_7e_LT_7e_Gliederung_20_1" style:display-name="lyt-cool~LT~Gliederung 1" style:family="paragraph">
      <style:paragraph-properties fo:margin="100%" fo:margin-left="0cm" fo:margin-right="0cm" fo:margin-top="0cm" fo:margin-bottom="0cm" fo:text-align="start" style:justify-single-word="false" fo:text-indent="0cm" style:auto-text-indent="false" style:text-autospace="none"/>
      <style:text-properties fo:color="#000000" style:text-outline="false" style:text-line-through-style="none" style:font-name="Albany" fo:font-size="24pt" fo:font-style="normal" fo:text-shadow="none" style:text-underline-style="none" fo:font-weight="normal" style:font-name-asian="Albany" style:font-size-asian="24pt" style:font-style-asian="normal" style:font-weight-asian="normal" style:font-name-complex="Albany" style:font-size-complex="24pt" style:font-style-complex="normal" style:font-weight-complex="normal"/>
    </style:style>
    <style:style style:name="lyt-cool_7e_LT_7e_Gliederung_20_2" style:display-name="lyt-cool~LT~Gliederung 2" style:family="paragraph" style:parent-style-name="_3f__3f__3f__3f__3f__3f__3f__7e_LT_7e_Gliederung_20_1">
      <style:paragraph-properties fo:margin="100%" fo:margin-left="0cm" fo:margin-right="0cm" fo:margin-top="0cm" fo:margin-bottom="0cm" fo:text-indent="-0.801cm" style:auto-text-indent="false">
        <style:tab-stops/>
      </style:paragraph-properties>
    </style:style>
    <style:style style:name="lyt-cool_7e_LT_7e_Gliederung_20_3" style:display-name="lyt-cool~LT~Gliederung 3" style:family="paragraph" style:parent-style-name="_3f__3f__3f__3f__3f__3f__3f__7e_LT_7e_Gliederung_20_2">
      <style:paragraph-properties fo:margin="100%" fo:margin-left="0cm" fo:margin-right="0cm" fo:margin-top="0cm" fo:margin-bottom="0cm" fo:text-indent="-0.6cm" style:auto-text-indent="false">
        <style:tab-stops/>
      </style:paragraph-properties>
    </style:style>
    <style:style style:name="lyt-cool_7e_LT_7e_Gliederung_20_4" style:display-name="lyt-cool~LT~Gliederung 4" style:family="paragraph" style:parent-style-name="_3f__3f__3f__3f__3f__3f__3f__7e_LT_7e_Gliederung_20_3">
      <style:paragraph-properties fo:margin="100%" fo:margin-left="0cm" fo:margin-right="0cm" fo:margin-top="0cm" fo:margin-bottom="0cm" fo:text-indent="-0.6cm" style:auto-text-indent="false">
        <style:tab-stops/>
      </style:paragraph-properties>
    </style:style>
    <style:style style:name="lyt-cool_7e_LT_7e_Gliederung_20_5" style:display-name="lyt-cool~LT~Gliederung 5" style:family="paragraph" style:parent-style-name="_3f__3f__3f__3f__3f__3f__3f__7e_LT_7e_Gliederung_20_4">
      <style:paragraph-properties fo:margin="100%" fo:margin-left="0cm" fo:margin-right="0cm" fo:margin-top="0cm" fo:margin-bottom="0cm" fo:text-indent="-0.6cm" style:auto-text-indent="false">
        <style:tab-stops/>
      </style:paragraph-properties>
    </style:style>
    <style:style style:name="lyt-cool_7e_LT_7e_Gliederung_20_6" style:display-name="lyt-cool~LT~Gliederung 6" style:family="paragraph" style:parent-style-name="_3f__3f__3f__3f__3f__3f__3f__7e_LT_7e_Gliederung_20_5">
      <style:paragraph-properties fo:margin="100%" fo:margin-left="0cm" fo:margin-right="0cm" fo:margin-top="0cm" fo:margin-bottom="0cm" fo:text-indent="-0.6cm" style:auto-text-indent="false">
        <style:tab-stops/>
      </style:paragraph-properties>
    </style:style>
    <style:style style:name="lyt-cool_7e_LT_7e_Gliederung_20_7" style:display-name="lyt-cool~LT~Gliederung 7" style:family="paragraph" style:parent-style-name="_3f__3f__3f__3f__3f__3f__3f__7e_LT_7e_Gliederung_20_6">
      <style:paragraph-properties fo:margin="100%" fo:margin-left="0cm" fo:margin-right="0cm" fo:margin-top="0cm" fo:margin-bottom="0cm" fo:text-indent="-0.6cm" style:auto-text-indent="false">
        <style:tab-stops/>
      </style:paragraph-properties>
    </style:style>
    <style:style style:name="lyt-cool_7e_LT_7e_Gliederung_20_8" style:display-name="lyt-cool~LT~Gliederung 8" style:family="paragraph" style:parent-style-name="_3f__3f__3f__3f__3f__3f__3f__7e_LT_7e_Gliederung_20_7">
      <style:paragraph-properties fo:margin="100%" fo:margin-left="0cm" fo:margin-right="0cm" fo:margin-top="0cm" fo:margin-bottom="0cm" fo:text-indent="-0.6cm" style:auto-text-indent="false">
        <style:tab-stops/>
      </style:paragraph-properties>
    </style:style>
    <style:style style:name="lyt-cool_7e_LT_7e_Gliederung_20_9" style:display-name="lyt-cool~LT~Gliederung 9" style:family="paragraph" style:parent-style-name="_3f__3f__3f__3f__3f__3f__3f__7e_LT_7e_Gliederung_20_8">
      <style:paragraph-properties fo:margin="100%" fo:margin-left="0cm" fo:margin-right="0cm" fo:margin-top="0cm" fo:margin-bottom="0cm" fo:text-indent="-0.6cm" style:auto-text-indent="false">
        <style:tab-stops/>
      </style:paragraph-properties>
    </style:style>
    <style:style style:name="lyt-cool_7e_LT_7e_Titel" style:display-name="lyt-cool~LT~Titel" style:family="paragraph">
      <style:paragraph-properties fo:text-align="center" style:justify-single-word="false" style:text-autospace="none"/>
      <style:text-properties fo:color="#333333" style:text-outline="false" style:text-line-through-style="none" style:font-name="Albany" fo:font-size="24pt" fo:font-style="normal" fo:text-shadow="none" style:text-underline-style="none" fo:font-weight="bold" style:font-name-asian="Albany" style:font-size-asian="24pt" style:font-style-asian="normal" style:font-weight-asian="bold" style:font-name-complex="Albany" style:font-size-complex="24pt" style:font-style-complex="normal" style:font-weight-complex="bold"/>
    </style:style>
    <style:style style:name="lyt-cool_7e_LT_7e_Untertitel" style:display-name="lyt-cool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000000" style:text-outline="false" style:text-line-through-style="none" style:font-name="Thorndale" fo:font-size="24pt" fo:font-style="normal" fo:text-shadow="none" style:text-underline-style="none" fo:font-weight="normal" style:font-name-asian="Thorndale" style:font-size-asian="24pt" style:font-style-asian="normal" style:font-weight-asian="normal" style:font-name-complex="Thorndale" style:font-size-complex="24pt" style:font-style-complex="normal" style:font-weight-complex="normal"/>
    </style:style>
    <style:style style:name="lyt-cool_7e_LT_7e_Notizen" style:display-name="lyt-cool~LT~Notizen" style:family="paragraph">
      <style:paragraph-properties style:text-autospace="none"/>
      <style:text-properties fo:color="#000000" style:text-outline="false" style:text-line-through-style="none" style:font-name="Thorndale" fo:font-size="24pt" fo:font-style="normal" fo:text-shadow="none" style:text-underline-style="none" fo:font-weight="normal" style:font-name-asian="Thorndale" style:font-size-asian="24pt" style:font-style-asian="normal" style:font-weight-asian="normal" style:font-name-complex="Thorndale" style:font-size-complex="24pt" style:font-style-complex="normal" style:font-weight-complex="normal"/>
    </style:style>
    <style:style style:name="lyt-cool_7e_LT_7e_Hintergrundobjekte" style:display-name="lyt-cool~LT~Hintergrundobjekte" style:family="paragraph">
      <style:paragraph-properties style:text-autospace="none"/>
      <style:text-properties style:font-name="Thorndale" style:font-name-asian="Thorndale" style:font-name-complex="Thorndale"/>
    </style:style>
    <style:style style:name="lyt-cool_7e_LT_7e_Hintergrund" style:display-name="lyt-cool~LT~Hintergrund" style:family="paragraph">
      <style:paragraph-properties style:text-autospace="none"/>
    </style:style>
    <style:style style:name="WW-_3f__3f__3f__3f__3f__3f__3f__3f__3f_1" style:display-name="WW-?????????1" style:family="paragraph">
      <style:paragraph-properties fo:text-align="center" style:justify-single-word="false" style:text-autospace="none"/>
      <style:text-properties fo:color="#333333" style:text-outline="false" style:text-line-through-style="none" style:font-name="Albany" fo:font-size="24pt" fo:font-style="normal" fo:text-shadow="none" style:text-underline-style="none" fo:font-weight="bold" style:font-name-asian="Albany" style:font-size-asian="24pt" style:font-style-asian="normal" style:font-weight-asian="bold" style:font-name-complex="Albany" style:font-size-complex="24pt" style:font-style-complex="normal" style:font-weight-complex="bold"/>
    </style:style>
    <style:style style:name="WW-_3f__3f__3f__3f__3f__3f__3f__3f__3f__20_11" style:display-name="WW-????????? 11" style:family="paragraph">
      <style:paragraph-properties fo:margin="100%" fo:margin-left="0cm" fo:margin-right="0cm" fo:margin-top="0cm" fo:margin-bottom="0cm" fo:text-align="start" style:justify-single-word="false" fo:text-indent="0cm" style:auto-text-indent="false" style:text-autospace="none"/>
      <style:text-properties fo:color="#000000" style:text-outline="false" style:text-line-through-style="none" style:font-name="Albany" fo:font-size="24pt" fo:font-style="normal" fo:text-shadow="none" style:text-underline-style="none" fo:font-weight="normal" style:font-name-asian="Albany" style:font-size-asian="24pt" style:font-style-asian="normal" style:font-weight-asian="normal" style:font-name-complex="Albany" style:font-size-complex="24pt" style:font-style-complex="normal" style:font-weight-complex="normal"/>
    </style:style>
    <style:style style:name="WW-_3f__3f__3f__3f__3f__3f__3f__3f__3f__20_21" style:display-name="WW-????????? 21" style:family="paragraph" style:parent-style-name="WW-_3f__3f__3f__3f__3f__3f__3f__3f__3f__20_11">
      <style:paragraph-properties fo:margin="100%" fo:margin-left="0cm" fo:margin-right="0cm" fo:margin-top="0cm" fo:margin-bottom="0cm" fo:text-align="start" style:justify-single-word="false" fo:text-indent="-0.801cm" style:auto-text-indent="false">
        <style:tab-stops/>
      </style:paragraph-properties>
      <style:text-properties style:use-window-font-color="true" style:font-name="Mangal" fo:font-size="32pt" style:letter-kerning="true" style:font-name-asian="Mangal" style:font-size-asian="32pt" style:font-name-complex="Mangal" style:font-size-complex="32pt" style:text-emphasize="none" style:text-overline-style="none" style:text-overline-color="font-color"/>
    </style:style>
    <style:style style:name="WW-_3f__3f__3f__3f__3f__3f__3f_1" style:display-name="WW-???????1" style:family="paragraph">
      <style:paragraph-properties style:text-autospace="none"/>
      <style:text-properties fo:font-size="12pt" style:font-size-asian="12pt" style:font-size-complex="12pt"/>
    </style:style>
    <style:style style:name="WW-_3f__3f__3f__3f__3f__3f__3f__3f__3f_12" style:display-name="WW-?????????12" style:family="paragraph">
      <style:paragraph-properties fo:text-align="center" style:justify-single-word="false" style:text-autospace="none"/>
      <style:text-properties fo:color="#333333" style:text-outline="false" style:text-line-through-style="none" style:font-name="Albany" fo:font-size="24pt" fo:font-style="normal" fo:text-shadow="none" style:text-underline-style="none" fo:font-weight="bold" style:font-name-asian="Albany" style:font-size-asian="24pt" style:font-style-asian="normal" style:font-weight-asian="bold" style:font-name-complex="Albany" style:font-size-complex="24pt" style:font-style-complex="normal" style:font-weight-complex="bold"/>
    </style:style>
    <style:style style:name="WW-_3f__3f__3f__3f__3f__3f__3f__3f__3f__20_112" style:display-name="WW-????????? 112" style:family="paragraph">
      <style:paragraph-properties fo:margin="100%" fo:margin-left="0cm" fo:margin-right="0cm" fo:margin-top="0cm" fo:margin-bottom="0cm" fo:text-align="start" style:justify-single-word="false" fo:text-indent="0cm" style:auto-text-indent="false" style:text-autospace="none"/>
      <style:text-properties fo:color="#000000" style:text-outline="false" style:text-line-through-style="none" style:font-name="Albany" fo:font-size="24pt" fo:font-style="normal" fo:text-shadow="none" style:text-underline-style="none" fo:font-weight="normal" style:font-name-asian="Albany" style:font-size-asian="24pt" style:font-style-asian="normal" style:font-weight-asian="normal" style:font-name-complex="Albany" style:font-size-complex="24pt" style:font-style-complex="normal" style:font-weight-complex="normal"/>
    </style:style>
    <style:style style:name="WW-_3f__3f__3f__3f__3f__3f__3f__3f__3f__20_212" style:display-name="WW-????????? 212" style:family="paragraph" style:parent-style-name="WW-_3f__3f__3f__3f__3f__3f__3f__3f__3f__20_112">
      <style:paragraph-properties fo:margin="100%" fo:margin-left="0cm" fo:margin-right="0cm" fo:margin-top="0cm" fo:margin-bottom="0cm" fo:text-align="start" style:justify-single-word="false" fo:text-indent="-0.801cm" style:auto-text-indent="false">
        <style:tab-stops/>
      </style:paragraph-properties>
      <style:text-properties style:use-window-font-color="true" style:font-name="Mangal" fo:font-size="32pt" style:letter-kerning="true" style:font-name-asian="Mangal" style:font-size-asian="32pt" style:font-name-complex="Mangal" style:font-size-complex="32pt" style:text-emphasize="none" style:text-overline-style="none" style:text-overline-color="font-color"/>
    </style:style>
    <style:style style:name="WW-_3f__3f__3f__3f__3f__3f__3f_12" style:display-name="WW-???????12" style:family="paragraph">
      <style:paragraph-properties style:text-autospace="none"/>
      <style:text-properties fo:font-size="12pt" style:font-size-asian="12pt" style:font-size-complex="12pt"/>
    </style:style>
    <style:style style:name="WW-_3f__3f__3f__3f__3f__3f__3f__3f__3f_123" style:display-name="WW-?????????123" style:family="paragraph">
      <style:paragraph-properties fo:text-align="center" style:justify-single-word="false" style:text-autospace="none"/>
      <style:text-properties fo:color="#333333" style:text-outline="false" style:text-line-through-style="none" style:font-name="Albany" fo:font-size="24pt" fo:font-style="normal" fo:text-shadow="none" style:text-underline-style="none" fo:font-weight="bold" style:font-name-asian="Albany" style:font-size-asian="24pt" style:font-style-asian="normal" style:font-weight-asian="bold" style:font-name-complex="Albany" style:font-size-complex="24pt" style:font-style-complex="normal" style:font-weight-complex="bold"/>
    </style:style>
    <style:style style:name="WW-_3f__3f__3f__3f__3f__3f__3f__3f__3f__20_1123" style:display-name="WW-????????? 1123" style:family="paragraph">
      <style:paragraph-properties fo:margin="100%" fo:margin-left="0cm" fo:margin-right="0cm" fo:margin-top="0cm" fo:margin-bottom="0cm" fo:text-align="start" style:justify-single-word="false" fo:text-indent="0cm" style:auto-text-indent="false" style:text-autospace="none"/>
      <style:text-properties fo:color="#000000" style:text-outline="false" style:text-line-through-style="none" style:font-name="Albany" fo:font-size="24pt" fo:font-style="normal" fo:text-shadow="none" style:text-underline-style="none" fo:font-weight="normal" style:font-name-asian="Albany" style:font-size-asian="24pt" style:font-style-asian="normal" style:font-weight-asian="normal" style:font-name-complex="Albany" style:font-size-complex="24pt" style:font-style-complex="normal" style:font-weight-complex="normal"/>
    </style:style>
    <style:style style:name="WW-_3f__3f__3f__3f__3f__3f__3f__3f__3f__20_2123" style:display-name="WW-????????? 2123" style:family="paragraph" style:parent-style-name="WW-_3f__3f__3f__3f__3f__3f__3f__3f__3f__20_1123">
      <style:paragraph-properties fo:margin="100%" fo:margin-left="0cm" fo:margin-right="0cm" fo:margin-top="0cm" fo:margin-bottom="0cm" fo:text-align="start" style:justify-single-word="false" fo:text-indent="-0.801cm" style:auto-text-indent="false">
        <style:tab-stops/>
      </style:paragraph-properties>
      <style:text-properties style:use-window-font-color="true" style:font-name="Mangal" fo:font-size="32pt" style:letter-kerning="true" style:font-name-asian="Mangal" style:font-size-asian="32pt" style:font-name-complex="Mangal" style:font-size-complex="32pt" style:text-emphasize="none" style:text-overline-style="none" style:text-overline-color="font-color"/>
    </style:style>
    <style:style style:name="WW-_3f__3f__3f__3f__3f__3f__3f_123" style:display-name="WW-???????123" style:family="paragraph">
      <style:paragraph-properties style:text-autospace="none"/>
      <style:text-properties fo:font-size="12pt" style:font-size-asian="12pt" style:font-size-complex="12pt"/>
    </style:style>
    <style:style style:name="WW-_3f__3f__3f__3f__3f__3f__3f__3f__3f_1234" style:display-name="WW-?????????1234" style:family="paragraph">
      <style:paragraph-properties fo:text-align="center" style:justify-single-word="false" style:text-autospace="none"/>
      <style:text-properties fo:color="#333333" style:text-outline="false" style:text-line-through-style="none" style:font-name="Albany" fo:font-size="24pt" fo:font-style="normal" fo:text-shadow="none" style:text-underline-style="none" fo:font-weight="bold" style:font-name-asian="Albany" style:font-size-asian="24pt" style:font-style-asian="normal" style:font-weight-asian="bold" style:font-name-complex="Albany" style:font-size-complex="24pt" style:font-style-complex="normal" style:font-weight-complex="bold"/>
    </style:style>
    <style:style style:name="WW-_3f__3f__3f__3f__3f__3f__3f__3f__3f__20_11234" style:display-name="WW-????????? 11234" style:family="paragraph">
      <style:paragraph-properties fo:margin="100%" fo:margin-left="0cm" fo:margin-right="0cm" fo:margin-top="0cm" fo:margin-bottom="0cm" fo:text-align="start" style:justify-single-word="false" fo:text-indent="0cm" style:auto-text-indent="false" style:text-autospace="none"/>
      <style:text-properties fo:color="#000000" style:text-outline="false" style:text-line-through-style="none" style:font-name="Albany" fo:font-size="24pt" fo:font-style="normal" fo:text-shadow="none" style:text-underline-style="none" fo:font-weight="normal" style:font-name-asian="Albany" style:font-size-asian="24pt" style:font-style-asian="normal" style:font-weight-asian="normal" style:font-name-complex="Albany" style:font-size-complex="24pt" style:font-style-complex="normal" style:font-weight-complex="normal"/>
    </style:style>
    <style:style style:name="WW-_3f__3f__3f__3f__3f__3f__3f__3f__3f__20_21234" style:display-name="WW-????????? 21234" style:family="paragraph" style:parent-style-name="WW-_3f__3f__3f__3f__3f__3f__3f__3f__3f__20_11234">
      <style:paragraph-properties fo:margin="100%" fo:margin-left="0cm" fo:margin-right="0cm" fo:margin-top="0cm" fo:margin-bottom="0cm" fo:text-align="start" style:justify-single-word="false" fo:text-indent="-0.801cm" style:auto-text-indent="false">
        <style:tab-stops/>
      </style:paragraph-properties>
      <style:text-properties style:use-window-font-color="true" style:font-name="Mangal" fo:font-size="32pt" style:letter-kerning="true" style:font-name-asian="Mangal" style:font-size-asian="32pt" style:font-name-complex="Mangal" style:font-size-complex="32pt" style:text-emphasize="none" style:text-overline-style="none" style:text-overline-color="font-color"/>
    </style:style>
    <style:style style:name="WW-_3f__3f__3f__3f__3f__3f__3f_1234" style:display-name="WW-???????1234" style:family="paragraph">
      <style:paragraph-properties style:text-autospace="none"/>
      <style:text-properties fo:font-size="12pt" style:font-size-asian="12pt" style:font-size-complex="12pt"/>
    </style:style>
    <style:style style:name="WW-_3f__3f__3f__3f__3f__3f__3f__3f__3f_12345" style:display-name="WW-?????????12345" style:family="paragraph">
      <style:paragraph-properties fo:text-align="center" style:justify-single-word="false" style:text-autospace="none"/>
      <style:text-properties fo:color="#333333" style:text-outline="false" style:text-line-through-style="none" style:font-name="Albany" fo:font-size="24pt" fo:font-style="normal" fo:text-shadow="none" style:text-underline-style="none" fo:font-weight="bold" style:font-name-asian="Albany" style:font-size-asian="24pt" style:font-style-asian="normal" style:font-weight-asian="bold" style:font-name-complex="Albany" style:font-size-complex="24pt" style:font-style-complex="normal" style:font-weight-complex="bold"/>
    </style:style>
    <style:style style:name="WW-_3f__3f__3f__3f__3f__3f__3f__3f__3f__20_112345" style:display-name="WW-????????? 112345" style:family="paragraph">
      <style:paragraph-properties fo:margin="100%" fo:margin-left="0cm" fo:margin-right="0cm" fo:margin-top="0cm" fo:margin-bottom="0cm" fo:text-align="start" style:justify-single-word="false" fo:text-indent="0cm" style:auto-text-indent="false" style:text-autospace="none"/>
      <style:text-properties fo:color="#000000" style:text-outline="false" style:text-line-through-style="none" style:font-name="Albany" fo:font-size="24pt" fo:font-style="normal" fo:text-shadow="none" style:text-underline-style="none" fo:font-weight="normal" style:font-name-asian="Albany" style:font-size-asian="24pt" style:font-style-asian="normal" style:font-weight-asian="normal" style:font-name-complex="Albany" style:font-size-complex="24pt" style:font-style-complex="normal" style:font-weight-complex="normal"/>
    </style:style>
    <style:style style:name="WW-_3f__3f__3f__3f__3f__3f__3f__3f__3f__20_212345" style:display-name="WW-????????? 212345" style:family="paragraph" style:parent-style-name="WW-_3f__3f__3f__3f__3f__3f__3f__3f__3f__20_112345">
      <style:paragraph-properties fo:margin="100%" fo:margin-left="0cm" fo:margin-right="0cm" fo:margin-top="0cm" fo:margin-bottom="0cm" fo:text-align="start" style:justify-single-word="false" fo:text-indent="-0.801cm" style:auto-text-indent="false">
        <style:tab-stops/>
      </style:paragraph-properties>
      <style:text-properties style:use-window-font-color="true" style:font-name="Mangal" fo:font-size="32pt" style:letter-kerning="true" style:font-name-asian="Mangal" style:font-size-asian="32pt" style:font-name-complex="Mangal" style:font-size-complex="32pt" style:text-emphasize="none" style:text-overline-style="none" style:text-overline-color="font-color"/>
    </style:style>
    <style:style style:name="WW-_3f__3f__3f__3f__3f__3f__3f_12345" style:display-name="WW-???????12345" style:family="paragraph">
      <style:paragraph-properties style:text-autospace="none"/>
      <style:text-properties fo:font-size="12pt" style:font-size-asian="12pt" style:font-size-complex="12pt"/>
    </style:style>
    <style:style style:name="WW-_3f__3f__3f__3f__3f__3f__3f__3f__3f_123456" style:display-name="WW-?????????123456" style:family="paragraph">
      <style:paragraph-properties fo:text-align="center" style:justify-single-word="false" style:text-autospace="none"/>
      <style:text-properties fo:color="#333333" style:text-outline="false" style:text-line-through-style="none" style:font-name="Albany" fo:font-size="24pt" fo:font-style="normal" fo:text-shadow="none" style:text-underline-style="none" fo:font-weight="bold" style:font-name-asian="Albany" style:font-size-asian="24pt" style:font-style-asian="normal" style:font-weight-asian="bold" style:font-name-complex="Albany" style:font-size-complex="24pt" style:font-style-complex="normal" style:font-weight-complex="bold"/>
    </style:style>
    <style:style style:name="WW-_3f__3f__3f__3f__3f__3f__3f__3f__3f__20_1123456" style:display-name="WW-????????? 1123456" style:family="paragraph">
      <style:paragraph-properties fo:margin="100%" fo:margin-left="0cm" fo:margin-right="0cm" fo:margin-top="0cm" fo:margin-bottom="0cm" fo:text-align="start" style:justify-single-word="false" fo:text-indent="0cm" style:auto-text-indent="false" style:text-autospace="none"/>
      <style:text-properties fo:color="#000000" style:text-outline="false" style:text-line-through-style="none" style:font-name="Albany" fo:font-size="24pt" fo:font-style="normal" fo:text-shadow="none" style:text-underline-style="none" fo:font-weight="normal" style:font-name-asian="Albany" style:font-size-asian="24pt" style:font-style-asian="normal" style:font-weight-asian="normal" style:font-name-complex="Albany" style:font-size-complex="24pt" style:font-style-complex="normal" style:font-weight-complex="normal"/>
    </style:style>
    <style:style style:name="WW-_3f__3f__3f__3f__3f__3f__3f__3f__3f__20_2123456" style:display-name="WW-????????? 2123456" style:family="paragraph" style:parent-style-name="WW-_3f__3f__3f__3f__3f__3f__3f__3f__3f__20_1123456">
      <style:paragraph-properties fo:margin="100%" fo:margin-left="0cm" fo:margin-right="0cm" fo:margin-top="0cm" fo:margin-bottom="0cm" fo:text-align="start" style:justify-single-word="false" fo:text-indent="-0.801cm" style:auto-text-indent="false">
        <style:tab-stops/>
      </style:paragraph-properties>
      <style:text-properties style:use-window-font-color="true" style:font-name="Mangal" fo:font-size="32pt" style:letter-kerning="true" style:font-name-asian="Mangal" style:font-size-asian="32pt" style:font-name-complex="Mangal" style:font-size-complex="32pt" style:text-emphasize="none" style:text-overline-style="none" style:text-overline-color="font-color"/>
    </style:style>
    <style:style style:name="WW-_3f__3f__3f__3f__3f__3f__3f_123456" style:display-name="WW-???????123456" style:family="paragraph">
      <style:paragraph-properties style:text-autospace="none"/>
      <style:text-properties fo:font-size="12pt" style:font-size-asian="12pt" style:font-size-complex="12pt"/>
    </style:style>
    <style:style style:name="WW-_3f__3f__3f__3f__3f__3f__3f__3f__3f_1234567" style:display-name="WW-?????????1234567" style:family="paragraph">
      <style:paragraph-properties fo:text-align="center" style:justify-single-word="false" style:text-autospace="none"/>
      <style:text-properties fo:color="#333333" style:text-outline="false" style:text-line-through-style="none" style:font-name="Albany" fo:font-size="24pt" fo:font-style="normal" fo:text-shadow="none" style:text-underline-style="none" fo:font-weight="bold" style:font-name-asian="Albany" style:font-size-asian="24pt" style:font-style-asian="normal" style:font-weight-asian="bold" style:font-name-complex="Albany" style:font-size-complex="24pt" style:font-style-complex="normal" style:font-weight-complex="bold"/>
    </style:style>
    <style:style style:name="WW-_3f__3f__3f__3f__3f__3f__3f__3f__3f__20_11234567" style:display-name="WW-????????? 11234567" style:family="paragraph">
      <style:paragraph-properties fo:margin="100%" fo:margin-left="0cm" fo:margin-right="0cm" fo:margin-top="0cm" fo:margin-bottom="0cm" fo:text-align="start" style:justify-single-word="false" fo:text-indent="0cm" style:auto-text-indent="false" style:text-autospace="none"/>
      <style:text-properties fo:color="#000000" style:text-outline="false" style:text-line-through-style="none" style:font-name="Albany" fo:font-size="24pt" fo:font-style="normal" fo:text-shadow="none" style:text-underline-style="none" fo:font-weight="normal" style:font-name-asian="Albany" style:font-size-asian="24pt" style:font-style-asian="normal" style:font-weight-asian="normal" style:font-name-complex="Albany" style:font-size-complex="24pt" style:font-style-complex="normal" style:font-weight-complex="normal"/>
    </style:style>
    <style:style style:name="WW-_3f__3f__3f__3f__3f__3f__3f__3f__3f__20_21234567" style:display-name="WW-????????? 21234567" style:family="paragraph" style:parent-style-name="WW-_3f__3f__3f__3f__3f__3f__3f__3f__3f__20_11234567">
      <style:paragraph-properties fo:margin="100%" fo:margin-left="0cm" fo:margin-right="0cm" fo:margin-top="0cm" fo:margin-bottom="0cm" fo:text-align="start" style:justify-single-word="false" fo:text-indent="-0.801cm" style:auto-text-indent="false">
        <style:tab-stops/>
      </style:paragraph-properties>
      <style:text-properties style:use-window-font-color="true" style:font-name="Mangal" fo:font-size="32pt" style:letter-kerning="true" style:font-name-asian="Mangal" style:font-size-asian="32pt" style:font-name-complex="Mangal" style:font-size-complex="32pt" style:text-emphasize="none" style:text-overline-style="none" style:text-overline-color="font-color"/>
    </style:style>
    <style:style style:name="WW-_3f__3f__3f__3f__3f__3f__3f_1234567" style:display-name="WW-???????1234567" style:family="paragraph">
      <style:paragraph-properties style:text-autospace="none"/>
      <style:text-properties fo:font-size="12pt" style:font-size-asian="12pt" style:font-size-complex="12pt"/>
    </style:style>
    <style:style style:name="WW-_3f__3f__3f__3f__3f__3f__3f__3f__3f_12345678" style:display-name="WW-?????????12345678" style:family="paragraph">
      <style:paragraph-properties fo:text-align="center" style:justify-single-word="false" style:text-autospace="none"/>
      <style:text-properties fo:color="#333333" style:text-outline="false" style:text-line-through-style="none" style:font-name="Albany" fo:font-size="24pt" fo:font-style="normal" fo:text-shadow="none" style:text-underline-style="none" fo:font-weight="bold" style:font-name-asian="Albany" style:font-size-asian="24pt" style:font-style-asian="normal" style:font-weight-asian="bold" style:font-name-complex="Albany" style:font-size-complex="24pt" style:font-style-complex="normal" style:font-weight-complex="bold"/>
    </style:style>
    <style:style style:name="WW-_3f__3f__3f__3f__3f__3f__3f__3f__3f__20_112345678" style:display-name="WW-????????? 112345678" style:family="paragraph">
      <style:paragraph-properties fo:margin="100%" fo:margin-left="0cm" fo:margin-right="0cm" fo:margin-top="0cm" fo:margin-bottom="0cm" fo:text-align="start" style:justify-single-word="false" fo:text-indent="0cm" style:auto-text-indent="false" style:text-autospace="none"/>
      <style:text-properties fo:color="#000000" style:text-outline="false" style:text-line-through-style="none" style:font-name="Albany" fo:font-size="24pt" fo:font-style="normal" fo:text-shadow="none" style:text-underline-style="none" fo:font-weight="normal" style:font-name-asian="Albany" style:font-size-asian="24pt" style:font-style-asian="normal" style:font-weight-asian="normal" style:font-name-complex="Albany" style:font-size-complex="24pt" style:font-style-complex="normal" style:font-weight-complex="normal"/>
    </style:style>
    <style:style style:name="WW-_3f__3f__3f__3f__3f__3f__3f__3f__3f__20_212345678" style:display-name="WW-????????? 212345678" style:family="paragraph" style:parent-style-name="WW-_3f__3f__3f__3f__3f__3f__3f__3f__3f__20_112345678">
      <style:paragraph-properties fo:margin="100%" fo:margin-left="0cm" fo:margin-right="0cm" fo:margin-top="0cm" fo:margin-bottom="0cm" fo:text-align="start" style:justify-single-word="false" fo:text-indent="-0.801cm" style:auto-text-indent="false">
        <style:tab-stops/>
      </style:paragraph-properties>
      <style:text-properties style:use-window-font-color="true" style:font-name="Mangal" fo:font-size="32pt" style:letter-kerning="true" style:font-name-asian="Mangal" style:font-size-asian="32pt" style:font-name-complex="Mangal" style:font-size-complex="32pt" style:text-emphasize="none" style:text-overline-style="none" style:text-overline-color="font-color"/>
    </style:style>
    <style:style style:name="WW-_3f__3f__3f__3f__3f__3f__3f_12345678" style:display-name="WW-???????12345678" style:family="paragraph">
      <style:paragraph-properties style:text-autospace="none"/>
      <style:text-properties fo:font-size="12pt" style:font-size-asian="12pt" style:font-size-complex="12pt"/>
    </style:style>
    <style:style style:name="WW-_3f__3f__3f__3f__3f__3f__3f__3f__3f_123456789" style:display-name="WW-?????????123456789" style:family="paragraph">
      <style:paragraph-properties fo:text-align="center" style:justify-single-word="false" style:text-autospace="none"/>
      <style:text-properties fo:color="#333333" style:text-outline="false" style:text-line-through-style="none" style:font-name="Albany" fo:font-size="24pt" fo:font-style="normal" fo:text-shadow="none" style:text-underline-style="none" fo:font-weight="bold" style:font-name-asian="Albany" style:font-size-asian="24pt" style:font-style-asian="normal" style:font-weight-asian="bold" style:font-name-complex="Albany" style:font-size-complex="24pt" style:font-style-complex="normal" style:font-weight-complex="bold"/>
    </style:style>
    <style:style style:name="WW-_3f__3f__3f__3f__3f__3f__3f__3f__3f__20_1123456789" style:display-name="WW-????????? 1123456789" style:family="paragraph">
      <style:paragraph-properties fo:margin="100%" fo:margin-left="0cm" fo:margin-right="0cm" fo:margin-top="0cm" fo:margin-bottom="0cm" fo:text-align="start" style:justify-single-word="false" fo:text-indent="0cm" style:auto-text-indent="false" style:text-autospace="none"/>
      <style:text-properties fo:color="#000000" style:text-outline="false" style:text-line-through-style="none" style:font-name="Albany" fo:font-size="24pt" fo:font-style="normal" fo:text-shadow="none" style:text-underline-style="none" fo:font-weight="normal" style:font-name-asian="Albany" style:font-size-asian="24pt" style:font-style-asian="normal" style:font-weight-asian="normal" style:font-name-complex="Albany" style:font-size-complex="24pt" style:font-style-complex="normal" style:font-weight-complex="normal"/>
    </style:style>
    <style:style style:name="WW-_3f__3f__3f__3f__3f__3f__3f__3f__3f__20_2123456789" style:display-name="WW-????????? 2123456789" style:family="paragraph" style:parent-style-name="WW-_3f__3f__3f__3f__3f__3f__3f__3f__3f__20_1123456789">
      <style:paragraph-properties fo:margin="100%" fo:margin-left="0cm" fo:margin-right="0cm" fo:margin-top="0cm" fo:margin-bottom="0cm" fo:text-align="start" style:justify-single-word="false" fo:text-indent="-0.801cm" style:auto-text-indent="false">
        <style:tab-stops/>
      </style:paragraph-properties>
      <style:text-properties style:use-window-font-color="true" style:font-name="Mangal" fo:font-size="32pt" style:letter-kerning="true" style:font-name-asian="Mangal" style:font-size-asian="32pt" style:font-name-complex="Mangal" style:font-size-complex="32pt" style:text-emphasize="none" style:text-overline-style="none" style:text-overline-color="font-color"/>
    </style:style>
    <style:style style:name="WW-_3f__3f__3f__3f__3f__3f__3f_123456789" style:display-name="WW-???????123456789" style:family="paragraph">
      <style:paragraph-properties style:text-autospace="none"/>
      <style:text-properties fo:font-size="12pt" style:font-size-asian="12pt" style:font-size-complex="12pt"/>
    </style:style>
    <style:style style:name="Таблицы_20__28_моноширинный_29_" style:display-name="Таблицы (моноширинный)" style:family="paragraph" style:parent-style-name="Standard" style:next-style-name="Standard">
      <style:paragraph-properties fo:margin="100%" fo:margin-left="0cm" fo:margin-right="0cm" fo:margin-top="0cm" fo:margin-bottom="0cm" fo:text-indent="0cm" style:auto-text-indent="false"/>
      <style:text-properties style:font-name="Courier New" style:font-name-complex="Courier New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1" style:font-size-complex="2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 x</meta:initial-creator>
    <meta:creation-date>2015-04-20T15:28:23.73</meta:creation-date>
    <dc:date>2015-04-27T22:35:09.87</dc:date>
    <meta:editing-duration>PT13H39M4S</meta:editing-duration>
    <meta:editing-cycles>404</meta:editing-cycles>
    <meta:generator>OpenOffice/4.0.1$Win32 OpenOffice.org_project/401m5$Build-9714</meta:generator>
    <meta:print-date>2015-04-27T21:54:33.22</meta:print-date>
    <meta:document-statistic meta:table-count="0" meta:image-count="0" meta:object-count="0" meta:page-count="4" meta:paragraph-count="35" meta:word-count="881" meta:character-count="6959"/>
  </office:meta>
</office:document-meta>
</file>